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Chandas" officeooo:rsid="000f7be5" officeooo:paragraph-rsid="000f7be5"/>
    </style:style>
    <style:style style:name="P2" style:family="paragraph" style:parent-style-name="Standard" style:list-style-name="L1">
      <style:paragraph-properties fo:margin-top="0.0398in" fo:margin-bottom="0.0398in" loext:contextual-spacing="false" fo:line-height="100%" fo:text-align="start" style:justify-single-word="false"/>
      <style:text-properties style:font-name="Chandas" officeooo:rsid="000f7be5" officeooo:paragraph-rsid="000f7be5"/>
    </style:style>
    <style:style style:name="P3" style:family="paragraph" style:parent-style-name="Standard">
      <style:paragraph-properties fo:margin-top="0.0398in" fo:margin-bottom="0.0398in" loext:contextual-spacing="false" fo:line-height="100%"/>
      <style:text-properties style:font-name="Chandas" officeooo:rsid="000f7be5" officeooo:paragraph-rsid="000f7be5"/>
    </style:style>
    <style:style style:name="P4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Chandas" officeooo:rsid="000f7be5" officeooo:paragraph-rsid="000f7be5"/>
    </style:style>
    <style:style style:name="P5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style:font-name="Chandas" officeooo:paragraph-rsid="001511be"/>
    </style:style>
    <style:style style:name="P6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style:font-name="Chandas" officeooo:rsid="001283e0" officeooo:paragraph-rsid="001283e0"/>
    </style:style>
    <style:style style:name="P7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style:font-name="Chandas" officeooo:rsid="0013bac0" officeooo:paragraph-rsid="0013bac0"/>
    </style:style>
    <style:style style:name="P8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style:font-name="Chandas" officeooo:rsid="0013bac0" officeooo:paragraph-rsid="001511be"/>
    </style:style>
    <style:style style:name="P9" style:family="paragraph" style:parent-style-name="Standard">
      <style:paragraph-properties fo:margin-top="0.0398in" fo:margin-bottom="0.0398in" loext:contextual-spacing="false" fo:line-height="100%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fo:margin-top="0.0398in" fo:margin-bottom="0.0398in" loext:contextual-spacing="false" fo:line-height="100%"/>
      <style:text-properties fo:color="#d4d4d4" style:font-name="Droid Sans Mono" fo:font-size="10.5pt" fo:font-weight="normal" officeooo:paragraph-rsid="001511be" fo:background-color="#1e1e1e"/>
    </style:style>
    <style:style style:name="P11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fo:color="#d4d4d4" style:font-name="Droid Sans Mono" fo:font-size="10.5pt" fo:font-weight="normal" officeooo:paragraph-rsid="001511be" fo:background-color="#1e1e1e"/>
    </style:style>
    <style:style style:name="P12" style:family="paragraph" style:parent-style-name="Standard" style:list-style-name="L3">
      <style:paragraph-properties fo:margin-top="0.0398in" fo:margin-bottom="0.0398in" loext:contextual-spacing="false" fo:line-height="100%"/>
      <style:text-properties fo:color="#d4d4d4" style:font-name="Droid Sans Mono" fo:font-size="10.5pt" fo:font-weight="normal" officeooo:paragraph-rsid="001511be" fo:background-color="#1e1e1e"/>
    </style:style>
    <style:style style:name="P13" style:family="paragraph" style:parent-style-name="Standard">
      <style:paragraph-properties fo:margin-top="0.0398in" fo:margin-bottom="0.0398in" loext:contextual-spacing="false" fo:line-height="100%"/>
    </style:style>
    <style:style style:name="P14" style:family="paragraph" style:parent-style-name="Standard" style:list-style-name="L3">
      <style:paragraph-properties fo:margin-top="0.0398in" fo:margin-bottom="0.0398in" loext:contextual-spacing="false" fo:line-height="100%" fo:text-align="start" style:justify-single-word="false"/>
      <style:text-properties officeooo:paragraph-rsid="001511be"/>
    </style:style>
    <style:style style:name="P15" style:family="paragraph" style:parent-style-name="Standard">
      <style:paragraph-properties fo:margin-top="0.0398in" fo:margin-bottom="0.0398in" loext:contextual-spacing="false" fo:line-height="100%"/>
      <style:text-properties officeooo:paragraph-rsid="001511be"/>
    </style:style>
    <style:style style:name="P16" style:family="paragraph" style:parent-style-name="Standard" style:list-style-name="L3">
      <style:paragraph-properties fo:margin-top="0.0398in" fo:margin-bottom="0.0398in" loext:contextual-spacing="false" fo:line-height="100%"/>
      <style:text-properties officeooo:paragraph-rsid="001511be"/>
    </style:style>
    <style:style style:name="P17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Droid Sans Mono" officeooo:rsid="000f7be5" officeooo:paragraph-rsid="000f7be5"/>
    </style:style>
    <style:style style:name="P18" style:family="paragraph" style:parent-style-name="Standard" style:list-style-name="L3">
      <style:paragraph-properties fo:margin-top="0.0398in" fo:margin-bottom="0.0398in" loext:contextual-spacing="false" fo:line-height="100%"/>
      <style:text-properties style:font-name="Droid Sans Mono" officeooo:paragraph-rsid="001511be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569cd6" style:font-name="Droid Sans Mono" fo:font-size="10.5pt" fo:font-weight="normal" officeooo:rsid="000f7be5" fo:background-color="#1e1e1e" loext:char-shading-value="0"/>
    </style:style>
    <style:style style:name="T4" style:family="text">
      <style:text-properties fo:color="#569cd6" fo:font-size="10.5pt" fo:font-weight="normal" fo:background-color="#1e1e1e" loext:char-shading-value="0"/>
    </style:style>
    <style:style style:name="T5" style:family="text">
      <style:text-properties fo:color="#569cd6" style:font-name="Chandas" officeooo:rsid="0013bac0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d4d4d4" style:font-name="Droid Sans Mono" fo:font-size="10.5pt" fo:font-weight="normal" officeooo:rsid="000f7be5" fo:background-color="#1e1e1e" loext:char-shading-value="0"/>
    </style:style>
    <style:style style:name="T8" style:family="text">
      <style:text-properties fo:color="#d4d4d4" fo:font-size="10.5pt" fo:font-weight="normal" fo:background-color="#1e1e1e" loext:char-shading-value="0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10.5pt" fo:font-weight="normal" fo:background-color="#1e1e1e" loext:char-shading-value="0"/>
    </style:style>
    <style:style style:name="T11" style:family="text">
      <style:text-properties fo:color="#9cdcfe" style:font-name="Droid Sans Mono" fo:font-size="10.5pt" fo:font-weight="normal" officeooo:rsid="000f7be5" fo:background-color="#1e1e1e" loext:char-shading-value="0"/>
    </style:style>
    <style:style style:name="T12" style:family="text">
      <style:text-properties fo:color="#9cdcfe" fo:font-size="10.5pt" fo:font-weight="normal" fo:background-color="#1e1e1e" loext:char-shading-value="0"/>
    </style:style>
    <style:style style:name="T13" style:family="text">
      <style:text-properties fo:color="#9cdcfe" style:font-name="Chandas" officeooo:rsid="0013bac0"/>
    </style:style>
    <style:style style:name="T14" style:family="text">
      <style:text-properties fo:color="#dcdcaa"/>
    </style:style>
    <style:style style:name="T15" style:family="text">
      <style:text-properties fo:color="#dcdcaa" style:font-name="Droid Sans Mono" fo:font-size="10.5pt" fo:font-weight="normal" fo:background-color="#1e1e1e" loext:char-shading-value="0"/>
    </style:style>
    <style:style style:name="T16" style:family="text">
      <style:text-properties fo:color="#dcdcaa" style:font-name="Droid Sans Mono" fo:font-size="10.5pt" fo:font-weight="normal" officeooo:rsid="000f7be5" fo:background-color="#1e1e1e" loext:char-shading-value="0"/>
    </style:style>
    <style:style style:name="T17" style:family="text">
      <style:text-properties fo:color="#dcdcaa" fo:font-size="10.5pt" fo:font-weight="normal" fo:background-color="#1e1e1e" loext:char-shading-value="0"/>
    </style:style>
    <style:style style:name="T18" style:family="text">
      <style:text-properties fo:color="#dcdcaa" style:font-name="Chandas" officeooo:rsid="0013bac0"/>
    </style:style>
    <style:style style:name="T19" style:family="text">
      <style:text-properties fo:color="#ce9178"/>
    </style:style>
    <style:style style:name="T20" style:family="text">
      <style:text-properties fo:color="#ce9178" style:font-name="Droid Sans Mono" fo:font-size="10.5pt" fo:font-weight="normal" fo:background-color="#1e1e1e" loext:char-shading-value="0"/>
    </style:style>
    <style:style style:name="T21" style:family="text">
      <style:text-properties fo:color="#ce9178" style:font-name="Droid Sans Mono" fo:font-size="10.5pt" fo:font-weight="normal" officeooo:rsid="000f7be5" fo:background-color="#1e1e1e" loext:char-shading-value="0"/>
    </style:style>
    <style:style style:name="T22" style:family="text">
      <style:text-properties fo:color="#ce9178" fo:font-size="10.5pt" fo:font-weight="normal" fo:background-color="#1e1e1e" loext:char-shading-value="0"/>
    </style:style>
    <style:style style:name="T23" style:family="text">
      <style:text-properties fo:color="#ce9178" style:font-name="Chandas" officeooo:rsid="0013bac0"/>
    </style:style>
    <style:style style:name="T24" style:family="text">
      <style:text-properties officeooo:rsid="0013bac0"/>
    </style:style>
    <style:style style:name="T25" style:family="text">
      <style:text-properties officeooo:rsid="001511be"/>
    </style:style>
    <style:style style:name="T26" style:family="text">
      <style:text-properties style:font-name="Chandas" officeooo:rsid="0013ba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del Valle de Guatemala <text:tab/><text:tab/><text:tab/><text:tab/>Samantha Duarte</text:p>
      <text:p text:style-name="P3">Sistemas y Tecnologías Web <text:tab/><text:tab/><text:tab/><text:tab/><text:tab/>Carné 16256</text:p>
      <text:p text:style-name="P4">Laboratorio 3</text:p>
      <text:p text:style-name="P1">Estados: </text:p>
      <text:list xml:id="list2167447626" text:style-name="L1">
        <text:list-item>
          <text:p text:style-name="P2">taskList: Array que guarda las tareas y sus estados (completados o no)</text:p>
        </text:list-item>
        <text:list-item>
          <text:p text:style-name="P2">filters: </text:p>
          <text:list>
            <text:list-item>
              <text:p text:style-name="P2">All: Para mostrar todas las tareas</text:p>
            </text:list-item>
            <text:list-item>
              <text:p text:style-name="P2">Completed: Tareas marcadas como completadas</text:p>
            </text:list-item>
            <text:list-item>
              <text:p text:style-name="P2">Active: Tareas sin completar</text:p>
            </text:list-item>
          </text:list>
        </text:list-item>
        <text:list-item>
          <text:p text:style-name="P2">currentFilter: El filtro actual</text:p>
        </text:list-item>
        <text:list-item>
          <text:p text:style-name="P2">Loading</text:p>
        </text:list-item>
      </text:list>
      <text:p text:style-name="P1">Componentes:</text:p>
      <text:list xml:id="list1448913781" text:style-name="L3">
        <text:list-item>
          <text:p text:style-name="P6">Barra de arriba que contiene a los 3 botones (filtros)</text:p>
        </text:list-item>
        <text:list-item>
          <text:p text:style-name="P5"><text:span text:style-name="T3">const</text:span><text:span text:style-name="T7"> </text:span><text:span text:style-name="T11">topBar</text:span><text:span text:style-name="T7"> = </text:span><text:span text:style-name="T11">document</text:span><text:span text:style-name="T7">.</text:span><text:span text:style-name="T16">createElement</text:span><text:span text:style-name="T7">(</text:span><text:span text:style-name="T21">'div'</text:span><text:span text:style-name="T7">);</text:span></text:p>
        </text:list-item>
        <text:list-item>
          <text:p text:style-name="P7">Lista de tareas</text:p>
        </text:list-item>
        <text:list-item>
          <text:p text:style-name="P18"><text:span text:style-name="T4">let</text:span><text:span text:style-name="T8"> </text:span><text:span text:style-name="T12">tasks</text:span><text:span text:style-name="T8"> = </text:span><text:span text:style-name="T12">document</text:span><text:span text:style-name="T8">.</text:span><text:span text:style-name="T17">createElement</text:span><text:span text:style-name="T8">(</text:span><text:span text:style-name="T22">'ul'</text:span><text:span text:style-name="T8">);</text:span></text:p>
        </text:list-item>
        <text:list-item>
          <text:p text:style-name="P7">Barra de abajo que contiene la caja de texto y el botón de agregar tareas</text:p>
        </text:list-item>
        <text:list-item>
          <text:p text:style-name="P16"><text:span text:style-name="T2">const</text:span><text:span text:style-name="T6"> </text:span><text:span text:style-name="T10">bottomBar</text:span><text:span text:style-name="T6"> = </text:span><text:span text:style-name="T10">document</text:span><text:span text:style-name="T6">.</text:span><text:span text:style-name="T15">createElement</text:span><text:span text:style-name="T6">(</text:span><text:span text:style-name="T20">'div'</text:span><text:span text:style-name="T6">);</text:span></text:p>
        </text:list-item>
        <text:list-item>
          <text:p text:style-name="P5"><text:span text:style-name="T24">Botones de all, completed, y active</text:span></text:p>
        </text:list-item>
        <text:list-item>
          <text:p text:style-name="P12"><text:span text:style-name="T1">const</text:span> <text:span text:style-name="T9">allBtn</text:span> = <text:span text:style-name="T9">document</text:span>.<text:span text:style-name="T14">createElement</text:span>(<text:span text:style-name="T19">'button'</text:span>);</text:p>
        </text:list-item>
        <text:list-item>
          <text:p text:style-name="P12"><text:soft-page-break/><text:span text:style-name="T1">const</text:span> <text:span text:style-name="T9">completedBtn</text:span> = <text:span text:style-name="T9">document</text:span>.<text:span text:style-name="T14">createElement</text:span>(<text:span text:style-name="T19">'button'</text:span>);</text:p>
        </text:list-item>
        <text:list-item>
          <text:p text:style-name="P16"><text:span text:style-name="T2">const</text:span><text:span text:style-name="T6"> </text:span><text:span text:style-name="T10">activeBtn</text:span><text:span text:style-name="T6"> = </text:span><text:span text:style-name="T10">document</text:span><text:span text:style-name="T6">.</text:span><text:span text:style-name="T15">createElement</text:span><text:span text:style-name="T6">(</text:span><text:span text:style-name="T20">'button'</text:span><text:span text:style-name="T6">);</text:span></text:p>
        </text:list-item>
        <text:list-item>
          <text:p text:style-name="P14"><text:span text:style-name="T26">Caja de texto</text:span></text:p>
        </text:list-item>
        <text:list-item>
          <text:p text:style-name="P11"><text:span text:style-name="T5">let</text:span><text:span text:style-name="T26"> </text:span><text:span text:style-name="T13">taskInput</text:span><text:span text:style-name="T26"> = </text:span><text:span text:style-name="T13">document</text:span><text:span text:style-name="T26">.</text:span><text:span text:style-name="T18">createElement</text:span><text:span text:style-name="T26">(</text:span><text:span text:style-name="T23">'input'</text:span><text:span text:style-name="T26">);</text:span></text:p>
        </text:list-item>
        <text:list-item>
          <text:p text:style-name="P7">Botón de agregar tarea</text:p>
        </text:list-item>
        <text:list-item>
          <text:p text:style-name="P8"><text:span text:style-name="T2">const</text:span><text:span text:style-name="T6"> </text:span><text:span text:style-name="T10">addBtn</text:span><text:span text:style-name="T6"> = </text:span><text:span text:style-name="T10">document</text:span><text:span text:style-name="T6">.</text:span><text:span text:style-name="T15">createElement</text:span><text:span text:style-name="T6">(</text:span><text:span text:style-name="T20">'button'</text:span><text:span text:style-name="T6">);</text:span></text:p>
        </text:list-item>
        <text:list-item>
          <text:p text:style-name="P5"><text:span text:style-name="T25">Tarea</text:span></text:p>
        </text:list-item>
        <text:list-item>
          <text:p text:style-name="P8"><text:span text:style-name="T3">let</text:span><text:span text:style-name="T7"> </text:span><text:span text:style-name="T11">task</text:span><text:span text:style-name="T7"> = </text:span><text:span text:style-name="T11">document</text:span><text:span text:style-name="T7">.</text:span><text:span text:style-name="T16">createElement</text:span><text:span text:style-name="T7">(</text:span><text:span text:style-name="T21">'li'</text:span><text:span text:style-name="T7">);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3:01:02.409155747</meta:creation-date>
    <dc:date>2018-07-23T13:18:32.001027400</dc:date>
    <meta:editing-duration>PT7M17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28" meta:word-count="151" meta:character-count="1023" meta:non-whitespace-character-count="912"/>
  </office:meta>
</office:document-meta>
</file>